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29cm" style:rel-column-width="30887*"/>
    </style:style>
    <style:style style:name="Tabla1.B" style:family="table-column">
      <style:table-column-properties style:column-width="1cm" style:rel-column-width="3726*"/>
    </style:style>
    <style:style style:name="Tabla1.C" style:family="table-column">
      <style:table-column-properties style:column-width="8.299cm" style:rel-column-width="30922*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4.228cm"/>
    </style:style>
    <style:style style:name="P1" style:family="paragraph" style:parent-style-name="Mayuscula">
      <style:text-properties officeooo:paragraph-rsid="00084b28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paragraph-rsid="00084b28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normal" officeooo:paragraph-rsid="00084b28" style:font-size-asian="11pt" style:font-weight-asian="normal" style:font-size-complex="11pt" style:font-weight-complex="normal"/>
    </style:style>
    <style:style style:name="P9" style:family="paragraph" style:parent-style-name="Standard">
      <style:text-properties officeooo:paragraph-rsid="00084b28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084b28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1pt" officeooo:paragraph-rsid="00084b28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style:text-underline-style="none" fo:font-weight="bold" style:font-weight-asian="bold" style:font-weight-complex="bold"/>
    </style:style>
    <style:style style:name="T5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ployee_id.last_name" text:name="py3o.o.employee_id.last_name"/>
        <text:user-field-decl office:value-type="string" office:string-value="employee_id.mothers_last_name" text:name="py3o.o.employee_id.mothers_last_name"/>
        <text:user-field-decl office:value-type="string" office:string-value="employee_id.name" text:name="py3o.o.employee_id.name"/>
        <text:user-field-decl office:value-type="string" office:string-value="prev_date_end_letter" text:name="py3o.o.prev_date_end_letter"/>
        <text:user-field-decl office:value-type="string" office:string-value="date_start_letter" text:name="py3o.o.date_start_letter"/>
        <text:user-field-decl office:value-type="string" office:string-value="job_id.name" text:name="py3o.o.job_id.name"/>
        <text:user-field-decl office:value-type="string" office:string-value="wage" text:name="py3o.o.wage"/>
      </text:user-field-decls>
      <text:p text:style-name="P4"><text:span text:style-name="T1">ANEXO</text:span> del Contrato Individual de Trabajo por Tiempo Indeterminado que tienen celebrado por una parte la Empresa <text:span text:style-name="T1">TRANSPORTES AEROMAR S.A. DE C.V.,</text:span> representada por el <text:span text:style-name="T1">LIC. ALEJANDRO HEREDIA ESCUDERO</text:span> en su carácter de Gerente Senior de Administración de Personal y por la otra, el <text:span text:style-name="T1">C. </text:span><text:span text:style-name="T3"><text:user-field-get text:name="py3o.o.employee_id.last_name">employee_id.last_name</text:user-field-get></text:span><text:span text:style-name="T3"><text:s/></text:span><text:span text:style-name="T3"><text:user-field-get text:name="py3o.o.employee_id.mothers_last_name">employee_id.mothers_last_name</text:user-field-get></text:span><text:span text:style-name="T3"><text:s/></text:span><text:span text:style-name="T3"><text:user-field-get text:name="py3o.o.employee_id.name">employee_id.name</text:user-field-get></text:span>, a quienes en lo sucesivo se les denominará ''EL PATRÓN'' y ''EL TRABAJADOR'' respectivamente, y a ambos, como ''LAS PARTES'', y que se sujetan a las siguientes:</text:p>
      <text:p text:style-name="P3"/>
      <text:p text:style-name="P2"/>
      <text:p text:style-name="P6">CLÁUSULAS</text:p>
      <text:p text:style-name="P5"/>
      <text:p text:style-name="P5"/>
      <text:p text:style-name="P8"><text:span text:style-name="T1">PRIMERA.-</text:span> ''LAS PARTES'' manifiestan que tienen celebrado un Contrato Individual de Trabajo por tiempo indeterminado, de fecha <text:span text:style-name="T3"><text:user-field-get text:name="py3o.o.prev_date_end_letter">prev_date_end_letter</text:user-field-get></text:span><text:span text:style-name="T1">.</text:span></text:p>
      <text:p text:style-name="P7"/>
      <text:p text:style-name="P8"><text:span text:style-name="T1">SEGUNDA.- </text:span>“EL TRABAJADOR” fue designado con fecha <text:span text:style-name="T3"><text:user-field-get text:name="py3o.o.date_start_letter">date_start_letter</text:user-field-get></text:span><text:s/>por el área de Talento Humano de la Empresa como <text:span text:style-name="T3"><text:user-field-get text:name="py3o.o.job_id.name">job_id.name</text:user-field-get></text:span><text:s/>y como remuneración por sus servicios, recibirá como salario mensual bruto la cantidad de <text:span text:style-name="T1">$ </text:span><text:span text:style-name="T3"><text:user-field-get text:name="py3o.o.wage">wage</text:user-field-get></text:span><text:span text:style-name="T3">.</text:span></text:p>
      <text:p text:style-name="P7"/>
      <text:p text:style-name="P7">“EL TRABAJADOR” continuará conservando las demás prestaciones que tenía con anterioridad y que se encuentran consignadas en el contrato.</text:p>
      <text:p text:style-name="P7"/>
      <text:p text:style-name="P7"/>
      <text:p text:style-name="P7"/>
      <text:p text:style-name="P7"/>
      <text:p text:style-name="P8">Leído que fue el presente ANEXO, lo ratifican las partes en todos sus términos en la Ciudad de México, a <text:span text:style-name="T4"><text:user-field-get text:name="py3o.o.date_start_letter">date_start_letter</text:user-field-get></text:span><text:span text:style-name="T1">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419598260320">
          <table:table-cell table:style-name="Tabla1.A1" office:value-type="string">
            <text:p text:style-name="P10">EL PATRÓN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0">EL TRABAJADOR</text:p>
          </table:table-cell>
        </table:table-row>
        <table:table-row table:style-name="Tabla1.2">
          <table:table-cell table:style-name="Tabla1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0">__________________________________</text:p>
            <text:p text:style-name="P10">LIC. ALEJANDRO HEREDIA ESCUDERO</text:p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0">__________________________________</text:p>
            <text:p text:style-name="P1"><text:span text:style-name="T1"><text:s/></text:span><text:span text:style-name="T2"><text:user-field-get text:name="py3o.o.employee_id.last_name">employee_id.last_name</text:user-field-get></text:span><text:span text:style-name="T2"><text:s/></text:span><text:span text:style-name="T2"><text:user-field-get text:name="py3o.o.employee_id.mothers_last_name">employee_id.mothers_last_name</text:user-field-get></text:span><text:span text:style-name="T2"><text:s/></text:span><text:span text:style-name="T2"><text:user-field-get text:name="py3o.o.employee_id.name">employee_id.name</text:user-field-get>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ayuscula" style:family="paragraph" style:parent-style-name="Standard">
      <style:paragraph-properties fo:text-align="center" style:justify-single-word="false"/>
      <style:text-properties fo:text-transform="uppercase" style:font-name="arial" fo:font-family="arial" style:font-family-generic="swiss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22:32:12.254444604</meta:creation-date>
    <dc:date>2021-10-14T22:37:00.944291750</dc:date>
    <meta:editing-duration>PT4M49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12" meta:word-count="182" meta:character-count="1344" meta:non-whitespace-character-count="1173"/>
  </office:meta>
</office:document-meta>
</file>